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2ec50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2" style:family="paragraph" style:parent-style-name="CabecalhoTabela">
      <style:paragraph-properties style:snap-to-layout-grid="false"/>
    </style:style>
    <style:style style:name="P13" style:family="paragraph" style:parent-style-name="CabecalhoTabela">
      <style:paragraph-properties style:snap-to-layout-grid="false"/>
      <style:text-properties officeooo:paragraph-rsid="0002101b"/>
    </style:style>
    <style:style style:name="P14" style:family="paragraph" style:parent-style-name="Texto_20_tabela">
      <style:paragraph-properties fo:text-align="center" style:justify-single-word="false" style:snap-to-layout-grid="false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9369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154c6d" officeooo:paragraph-rsid="00154c6d"/>
    </style:style>
    <style:style style:name="P18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19" style:family="paragraph" style:parent-style-name="Standard">
      <style:paragraph-properties>
        <style:tab-stops>
          <style:tab-stop style:position="1.016cm"/>
        </style:tab-stops>
      </style:paragraph-properties>
      <style:text-properties officeooo:rsid="00165b6f" officeooo:paragraph-rsid="00165b6f"/>
    </style:style>
    <style:style style:name="P2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65b6f"/>
    </style:style>
    <style:style style:name="P2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65b6f"/>
    </style:style>
    <style:style style:name="P2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2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5b6f" officeooo:paragraph-rsid="00165b6f"/>
    </style:style>
    <style:style style:name="P24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5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54c6d" officeooo:paragraph-rsid="00154c6d"/>
    </style:style>
    <style:style style:name="P35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36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65b6f" officeooo:paragraph-rsid="00165b6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65b6f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language="pt" fo:country="BR" fo:font-weight="normal" style:letter-kerning="true" style:font-name-asian="Times New Roman" style:font-weight-asian="normal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2" style:family="text">
      <style:text-properties fo:font-size="11pt" style:font-name-asian="Times New Roman" style:font-size-asian="11pt"/>
    </style:style>
    <style:style style:name="T13" style:family="text">
      <style:text-properties fo:font-size="11pt" officeooo:rsid="00023a1f" style:font-name-asian="Times New Roman" style:font-size-asian="11pt" style:font-size-complex="11pt"/>
    </style:style>
    <style:style style:name="T14" style:family="text">
      <style:text-properties fo:font-size="10pt" style:font-name-asian="Times New Roman" style:font-size-asian="10pt"/>
    </style:style>
    <style:style style:name="T15" style:family="text">
      <style:text-properties fo:font-size="10pt" officeooo:rsid="004b5cce" style:font-name-asian="Times New Roman" style:font-size-asian="10pt"/>
    </style:style>
    <style:style style:name="T16" style:family="text">
      <style:text-properties fo:font-size="10pt" officeooo:rsid="0007aab8" style:font-name-asian="Times New Roman" style:font-size-asian="10pt"/>
    </style:style>
    <style:style style:name="T17" style:family="text">
      <style:text-properties fo:font-size="10pt" style:font-size-asian="8.75pt" style:font-size-complex="10pt"/>
    </style:style>
    <style:style style:name="T18" style:family="text">
      <style:text-properties officeooo:rsid="00096d4a"/>
    </style:style>
    <style:style style:name="T19" style:family="text">
      <style:text-properties officeooo:rsid="000d352d"/>
    </style:style>
    <style:style style:name="T20" style:family="text">
      <style:text-properties style:font-name-asian="Arial"/>
    </style:style>
    <style:style style:name="T21" style:family="text">
      <style:text-properties officeooo:rsid="000b19c6"/>
    </style:style>
    <style:style style:name="T22" style:family="text">
      <style:text-properties officeooo:rsid="000e6f81"/>
    </style:style>
    <style:style style:name="T23" style:family="text">
      <style:text-properties officeooo:rsid="0012ec50"/>
    </style:style>
    <style:style style:name="T24" style:family="text">
      <style:text-properties officeooo:rsid="00149369"/>
    </style:style>
    <style:style style:name="T25" style:family="text">
      <style:text-properties officeooo:rsid="00165b6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6">GRH</text:span> – Gestão de <text:span text:style-name="T6">Recursos Humanos</text:span></text:p>
      <text:p text:style-name="P8"/>
      <text:p text:style-name="P6">Documento de Especificação de Caso de Uso</text:p>
      <text:p text:style-name="P6"/>
      <text:p text:style-name="P7">UC<text:span text:style-name="T24">10</text:span> – Submeter<text:span text:style-name="T24"> Avaliação de Rendimento</text:span></text:p>
      <text:p text:style-name="P9"/>
      <text:p text:style-name="P9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Versão</text:p>
          </table:table-cell>
          <table:table-cell table:style-name="Tabela1.A1" office:value-type="string">
            <text:p text:style-name="P13">Responsável</text:p>
          </table:table-cell>
          <table:table-cell table:style-name="Tabela1.D1" office:value-type="string">
            <text:p text:style-name="P12">Alteração</text:p>
          </table:table-cell>
        </table:table-row>
        <table:table-row table:style-name="Tabela1.1">
          <table:table-cell table:style-name="Tabela1.A1" office:value-type="string">
            <text:p text:style-name="P14"><text:span text:style-name="T24">20/05</text:span>/201<text:span text:style-name="T19">5</text:span></text:p>
          </table:table-cell>
          <table:table-cell table:style-name="Tabela1.A1" office:value-type="string">
            <text:p text:style-name="P14">1.0</text:p>
          </table:table-cell>
          <table:table-cell table:style-name="Tabela1.A1" office:value-type="string">
            <text:p text:style-name="P16">Beatriz Brito do Rêgo</text:p>
          </table:table-cell>
          <table:table-cell table:style-name="Tabela1.D1" office:value-type="string">
            <text:p text:style-name="P33">Criação<text:span text:style-name="Fonte_20_parág._20_padrão"><text:span text:style-name="T20"> </text:span></text:span>do<text:span text:style-name="Fonte_20_parág._20_padrão"><text:span text:style-name="T20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7">03/06/2015</text:p>
          </table:table-cell>
          <table:table-cell table:style-name="Tabela1.A3" office:value-type="string">
            <text:p text:style-name="P17">1.5</text:p>
          </table:table-cell>
          <table:table-cell table:style-name="Tabela1.A3" office:value-type="string">
            <text:p text:style-name="P17">Beatriz Brito do Rêgo</text:p>
          </table:table-cell>
          <table:table-cell table:style-name="Tabela1.D3" office:value-type="string">
            <text:p text:style-name="P34">Atualização do documento</text:p>
          </table:table-cell>
        </table:table-row>
        <table:table-row table:style-name="Tabela1.1"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D3" office:value-type="string">
            <text:p text:style-name="P35"/>
          </table:table-cell>
        </table:table-row>
      </table:table>
      <text:section text:style-name="Sect1" text:name="Seção1">
        <text:list xml:id="list656917284415576222" text:style-name="WW8Num2">
          <text:list-item>
            <text:h text:style-name="P24" text:outline-level="1"><text:bookmark-start text:name="_Ref439573339"/><text:bookmark-start text:name="_Ref418497390"/>CASOS DE USO: <text:span text:style-name="T24">SUBMETER AVALIAÇÃO DE RENDIMENTO</text:span></text:h>
            <text:list>
              <text:list-item>
                <text:h text:style-name="P26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18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submete a avaliação de rendimento para cada estagiário cadastrado no sistema.</text:span></text:span></text:p>
        <text:list xml:id="list92157214767138" text:continue-numbering="true" text:style-name="WW8Num2">
          <text:list-item>
            <text:list>
              <text:list-item>
                <text:h text:style-name="P27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92158754035217" text:continue-numbering="true" text:style-name="WW8Num2">
          <text:list-item>
            <text:list>
              <text:list-item>
                <text:h text:style-name="P27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5">Coordenador seleciona turma que deseja listar seus estagiários </text:span></text:p>
        <text:p text:style-name="P3">2.<text:tab/><text:span text:style-name="T22">Sistema lista estagiário cadastrados referente a turma selecionada <text:s/></text:span></text:p>
        <text:p text:style-name="P20"><text:span text:style-name="T23">3.<text:tab/>Coordenador seleciona a opção de realizar avaliação de rendimento</text:span></text:p>
        <text:p text:style-name="P20"><text:tab/>- <text:span text:style-name="T25">Sistema redireciona coordenador para um documento padrão de avaliação de <text:tab/><text:tab/><text:tab/>rendimento</text:span></text:p>
        <text:p text:style-name="P2"><text:span text:style-name="T23">4.</text:span><text:tab/><text:span text:style-name="T25">Coordenador preenche os campos do documento</text:span></text:p>
        <text:p text:style-name="P22"><text:span text:style-name="T23">5.</text:span><text:tab/><text:span text:style-name="T25">Coordenador seleciona a opção “Submeter Avaliação de Rendimento”</text:span></text:p>
        <text:p text:style-name="P23"><text:span text:style-name="T11">6.<text:tab/></text:span><text:span text:style-name="T10">Sistema informa que após o documento ser submetido não poderá mais ser editado</text:span></text:p>
        <text:p text:style-name="P23"><text:span text:style-name="T10">7.<text:tab/>Coordenador confirma a operação</text:span></text:p>
        <text:list xml:id="list92157241654260" text:continue-numbering="true" text:style-name="WW8Num2">
          <text:list-item>
            <text:list>
              <text:list-item>
                <text:h text:style-name="P28" text:outline-level="2">Fluxos Alternativos </text:h>
              </text:list-item>
            </text:list>
          </text:list-item>
        </text:list>
        <text:p text:style-name="P20">1.<text:tab/><text:span text:style-name="T25">Coordenador seleciona turma que deseja listar seus estagiários </text:span></text:p>
        <text:p text:style-name="P20">2.<text:tab/><text:span text:style-name="T22">Sistema lista estagiário cadastrados referente a turma selecionada <text:s/></text:span></text:p>
        <text:p text:style-name="P20"><text:span text:style-name="T23">3.<text:tab/>Coordenador seleciona a opção de realizar avaliação de rendimento</text:span></text:p>
        <text:p text:style-name="P20"><text:soft-page-break/><text:tab/>- <text:span text:style-name="T25">Sistema redireciona coordenador para um documento padrão de avaliação de <text:tab/><text:tab/><text:tab/>rendimento</text:span></text:p>
        <text:p text:style-name="P20"><text:span text:style-name="T23">4.</text:span><text:tab/><text:span text:style-name="T25">Coordenador preenche os campos do documento</text:span></text:p>
        <text:p text:style-name="P21"><text:span text:style-name="T23">5.</text:span><text:tab/><text:span text:style-name="T25">Coordenador seleciona a opção “Salvar Avaliação de Rendimento”</text:span></text:p>
        <text:p text:style-name="P19"><text:span text:style-name="T10"><text:tab/><text:tab/>6.<text:tab/>Sistema informa que após o documento ser salvo ele poderá mais ser editado</text:span></text:p>
        <text:p text:style-name="P23"><text:span text:style-name="T11">7.<text:tab/>Coordenador confirma a operação</text:span></text:p>
        <text:p text:style-name="P5"/>
        <text:p text:style-name="P11">1.6<text:tab/>Fluxos de Exceção</text:p>
        <text:p text:style-name="P11"><text:tab/><text:span text:style-name="T17">Não se aplica</text:span></text:p>
        <text:p text:style-name="P10"/>
        <text:list xml:id="list830765310315124663" text:style-name="L1">
          <text:list-header>
            <text:p text:style-name="P37"><text:span text:style-name="T15">1.</text:span><text:span text:style-name="T16">7</text:span><text:span text:style-name="T13"> <text:tab/>Pré-Condições</text:span></text:p>
          </text:list-header>
        </text:list>
        <text:p text:style-name="P40"><text:span text:style-name="T25">Para que o caso de uso seja iniciado é necessário que estagiários estejam cadastrado no sistema para posteriormente serem avaliados.</text:span></text:p>
        <text:p text:style-name="P40"/>
        <text:list xml:id="list92158028039098" text:continue-numbering="true" text:style-name="L1">
          <text:list-header>
            <text:p text:style-name="P38"><text:span text:style-name="T14">1.</text:span><text:span text:style-name="T16">8</text:span><text:span text:style-name="T14"> </text:span><text:span text:style-name="T12"><text:tab/>Pós-Condições</text:span></text:p>
            <text:p text:style-name="P39">Avaliação de rendimento submetida ou salva no sistema</text:p>
          </text:list-header>
        </text:list>
        <text:list xml:id="list92158205706256" text:continue-list="list92157241654260" text:style-name="WW8Num2">
          <text:list-item>
            <text:h text:style-name="P25" text:outline-level="1">Relacionamento<text:span text:style-name="Fonte_20_parág._20_padrão"><text:span text:style-name="T20"> </text:span></text:span>com<text:span text:style-name="Fonte_20_parág._20_padrão"><text:span text:style-name="T20"> </text:span></text:span>Outros<text:span text:style-name="Fonte_20_parág._20_padrão"><text:span text:style-name="T20"> </text:span></text:span>Casos<text:span text:style-name="Fonte_20_parág._20_padrão"><text:span text:style-name="T20"> </text:span></text:span>de<text:span text:style-name="Fonte_20_parág._20_padrão"><text:span text:style-name="T20"> </text:span></text:span>Uso</text:h>
          </text:list-item>
        </text:list>
        <text:p text:style-name="P30">Relacionamento com caso de uso UC<text:span text:style-name="T25">02</text:span></text:p>
        <text:list xml:id="list92158168559816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1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92158375662054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2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6-03T09:21:57.087034851</dc:date>
    <meta:print-date>2007-05-07T23:41:00</meta:print-date>
    <meta:editing-cycles>17</meta:editing-cycles>
    <meta:editing-duration>PT53M50S</meta:editing-duration>
    <meta:generator>LibreOffice/4.2.7.2$Linux_X86_64 LibreOffice_project/420m0$Build-2</meta:generator>
    <meta:document-statistic meta:table-count="1" meta:image-count="2" meta:object-count="0" meta:page-count="2" meta:paragraph-count="51" meta:word-count="303" meta:character-count="1991" meta:non-whitespace-character-count="172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